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28125in"/>
    </style:style>
    <style:style style:name="co3" style:family="table-column">
      <style:table-column-properties fo:break-before="auto" style:column-width="1.84375in"/>
    </style:style>
    <style:style style:name="co4" style:family="table-column">
      <style:table-column-properties fo:break-before="auto" style:column-width="1.6458333333333333in"/>
    </style:style>
    <style:style style:name="co5" style:family="table-column">
      <style:table-column-properties fo:break-before="auto" style:column-width="3.45833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0in"/>
    </style:style>
    <style:style style:name="co8" style:family="table-column">
      <style:table-column-properties fo:break-before="auto" style:column-width="0.6145833333333334in"/>
    </style:style>
    <style:style style:name="co9" style:family="table-column">
      <style:table-column-properties fo:break-before="auto" style:column-width="0.5625in"/>
    </style:style>
    <style:style style:name="co10" style:family="table-column">
      <style:table-column-properties fo:break-before="auto" style:column-width="0.3125in"/>
    </style:style>
    <style:style style:name="co11" style:family="table-column">
      <style:table-column-properties fo:break-before="auto" style:column-width="0.53125in"/>
    </style:style>
    <style:style style:name="co12" style:family="table-column">
      <style:table-column-properties fo:break-before="auto" style:column-width="0.46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ocumentation">
      <style:table-properties table:display="true" style:writing-mode="lr-tb"/>
    </style:style>
    <style:style style:name="ta2" style:family="table" style:master-page-name="PageStyle_5f_assignment-director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078C0" style:text-underline-style="solid" style:text-underline-type="singl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6" style:family="table-cell" style:parent-style-name="Default">
      <style:table-cell-properties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FF2CC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style:vertical-align="bottom" fo:background-color="#FFF2C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style:vertical-align="bottom" fo:background-color="#D9D9D9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style:vertical-align="bottom" fo:background-color="#CCCC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style:vertical-align="bottom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48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style:vertical-align="bottom" fo:background-color="#D9D9D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style:vertical-align="bottom" fo:background-color="#CC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57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58" style:family="table-cell" style:parent-style-name="Default">
      <style:table-cell-properties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6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style:vertical-align="bottom" fo:background-color="#FFF2CC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style:vertical-align="bottom" fo:background-color="#FFF2CC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style:vertical-align="bottom" fo:background-color="#FFF2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style:vertical-align="bottom" fo:background-color="#FFF2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style:vertical-align="bottom" fo:background-color="#D9D9D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style:vertical-align="bottom" fo:background-color="#CCCCCC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>
      <style:table-cell-properties style:vertical-align="top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44444" style:text-underline-style="solid" style:text-underline-type="single"/>
    </style:style>
    <style:style style:name="ce72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73" style:family="table-cell" style:parent-style-name="Default">
      <style:table-cell-properties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74" style:family="table-cell" style:parent-style-name="Default">
      <style:table-cell-properties style:vertical-align="bottom" fo:background-color="#D9D9D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>
      <style:table-cell-properties style:vertical-align="bottom" fo:background-color="#CC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078C0" style:text-underline-style="solid" style:text-underline-type="singl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44444" style:text-underline-style="solid" style:text-underline-type="singl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2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</office:automatic-styles>
  <office:body>
    <office:spreadsheet>
      <table:table table:name="documentatio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BYOD url, QRcode and Redirect creator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This workbook contains the tools to build up a directory of assignments to be used with the BYOD assignment app </text:p>
          </table:table-cell>
        </table:table-row>
        <table:table-row table:style-name="ro2">
          <table:table-cell/>
          <table:table-cell table:style-name="ce22" office:value-type="string">
            <text:p>The app and documentation</text:p>
          </table:table-cell>
          <table:table-cell table:style-name="ce23" office:value-type="string" office:value="https://github.com/hammkl/byod">
            <text:p><text:a xlink:href="https://github.com/hammkl/byod">https://github.com/hammkl/byod</text:a></text:p>
          </table:table-cell>
        </table:table-row>
        <table:table-row table:style-name="ro2">
          <table:table-cell/>
          <table:table-cell table:style-name="ce22" office:value-type="string">
            <text:p>Project website </text:p>
          </table:table-cell>
          <table:table-cell table:style-name="ce24" office:value-type="string" office:value="http://byod2school.blogspot.co.at">
            <text:p><text:a xlink:href="http://byod2school.blogspot.co.at/search/label/Dokumentation">http://byod2school.blogspot.co.at</text:a></text:p>
          </table:table-cell>
        </table:table-row>
        <table:table-row table:style-name="ro2">
          <table:table-cell/>
          <table:table-cell table:style-name="ce22" office:value-type="string">
            <text:p>Author and support</text:p>
          </table:table-cell>
          <table:table-cell table:style-name="ce22" office:value-type="string">
            <text:p>klaus (at) o-le.org</text:p>
          </table:table-cell>
        </table:table-row>
        <table:table-row table:style-name="ro2">
          <table:table-cell/>
          <table:table-cell table:style-name="ce22" office:value-type="string">
            <text:p>License</text:p>
          </table:table-cell>
          <table:table-cell table:style-name="ce23" office:value-type="string" office:value="https://creativecommons.org/licenses/by/3.0/at">
            <text:p><text:a xlink:href="https://creativecommons.org/licenses/by/3.0/at">https://creativecommons.org/licenses/by/3.0/at</text:a></text:p>
          </table:table-cell>
        </table:table-row>
        <table:table-row table:number-rows-repeated="1" table:style-name="ro1"/>
        <table:table-row table:style-name="ro2">
          <table:table-cell table:style-name="ce25" office:value-type="string">
            <text:p>Configuration</text:p>
          </table:table-cell>
        </table:table-row>
        <table:table-row table:style-name="ro2">
          <table:table-cell/>
          <table:table-cell table:style-name="ce22" office:value-type="string">
            <text:p>QR code base domain</text:p>
          </table:table-cell>
          <table:table-cell table:style-name="ce26" office:value-type="string" office:value="yourdomain.at/qr">
            <text:p><text:a xlink:href="http://yourdomain.at/qr">yourdomain.at/qr</text:a></text:p>
          </table:table-cell>
          <table:table-cell table:style-name="ce22" office:value-type="string">
            <text:p>machine readable, short, opt. confuscated</text:p>
          </table:table-cell>
        </table:table-row>
        <table:table-row table:style-name="ro2">
          <table:table-cell/>
          <table:table-cell table:style-name="ce22" office:value-type="string">
            <text:p>Quicklink base domain</text:p>
          </table:table-cell>
          <table:table-cell table:style-name="ce26" office:value-type="string" office:value="yourdomain.at/quicklink">
            <text:p><text:a xlink:href="http://yourdomain.at/quicklink">yourdomain.at/quicklink</text:a></text:p>
          </table:table-cell>
          <table:table-cell table:style-name="ce22" office:value-type="string">
            <text:p>human redable, short</text:p>
          </table:table-cell>
        </table:table-row>
        <table:table-row table:style-name="ro2">
          <table:table-cell/>
          <table:table-cell table:style-name="ce22" office:value-type="string">
            <text:p>Url to your assignment app</text:p>
          </table:table-cell>
          <table:table-cell table:style-name="ce26" office:value-type="string" office:value="yourdomain.at/app">
            <text:p><text:a xlink:href="http://yourdomain.at/app">yourdomain.at/app</text:a></text:p>
          </table:table-cell>
          <table:table-cell table:style-name="ce22" office:value-type="string">
            <text:p>target for all assignments</text:p>
          </table:table-cell>
        </table:table-row>
        <table:table-row table:number-rows-repeated="1" table:style-name="ro1"/>
        <table:table-row table:style-name="ro2">
          <table:table-cell table:style-name="ce25" office:value-type="string">
            <text:p>Documentation</text:p>
          </table:table-cell>
        </table:table-row>
        <table:table-row table:style-name="ro2">
          <table:table-cell/>
          <table:table-cell table:style-name="ce22" office:value-type="string">
            <text:p>This is a step-by-step guideline to produce the urls, QRcodes and redirect direktives to enable contents to be used as BYOD assignments</text:p>
          </table:table-cell>
        </table:table-row>
        <table:table-row table:style-name="ro2">
          <table:table-cell table:style-name="ce27" office:value-type="string">
            <text:p>A</text:p>
          </table:table-cell>
          <table:table-cell table:style-name="ce22" office:value-type="string">
            <text:p>Edit the yellow fields above to point the assignment app to your webserver base directory</text:p>
          </table:table-cell>
        </table:table-row>
        <table:table-row table:style-name="ro2">
          <table:table-cell table:style-name="ce27"/>
          <table:table-cell table:style-name="ce22" office:value-type="string">
            <text:p>go to the assignment directory tab and edit the following yellow fields, grey / white fields are generated by fomulas / tools</text:p>
          </table:table-cell>
        </table:table-row>
        <table:table-row table:style-name="ro2">
          <table:table-cell table:style-name="ce27" office:value-type="string">
            <text:p>B</text:p>
          </table:table-cell>
          <table:table-cell table:style-name="ce28" table:formula="of:=['assignment-directory'.B1]" office:value-type="string">
            <text:p>shortcut</text:p>
          </table:table-cell>
          <table:table-cell table:style-name="ce29" table:formula="of:=&quot;e.g. &quot;&amp;['assignment-directory'.B3]" office:value-type="string">
            <text:p>e.g. Mathe</text:p>
          </table:table-cell>
          <table:table-cell table:style-name="ce22" office:value-type="string">
            <text:p>short name of the material to be used</text:p>
          </table:table-cell>
        </table:table-row>
        <table:table-row table:style-name="ro2">
          <table:table-cell table:style-name="ce27" office:value-type="string">
            <text:p>C</text:p>
          </table:table-cell>
          <table:table-cell table:style-name="ce30" table:formula="of:=['assignment-directory'.C1]" office:value-type="string">
            <text:p>chapter</text:p>
          </table:table-cell>
          <table:table-cell table:style-name="ce29" table:formula="of:=&quot;e.g. &quot;&amp;['assignment-directory'.C3]" office:value-type="string">
            <text:p>e.g. 1</text:p>
          </table:table-cell>
          <table:table-cell table:style-name="ce22" office:value-type="string">
            <text:p>main chapter number</text:p>
          </table:table-cell>
        </table:table-row>
        <table:table-row table:style-name="ro2">
          <table:table-cell table:style-name="ce27" office:value-type="string">
            <text:p>D</text:p>
          </table:table-cell>
          <table:table-cell table:style-name="ce28" table:formula="of:=['assignment-directory'.D1]" office:value-type="string">
            <text:p>sub</text:p>
          </table:table-cell>
          <table:table-cell table:style-name="ce29" table:formula="of:=&quot;e.g. &quot;&amp;['assignment-directory'.D3]" office:value-type="string">
            <text:p>e.g. f</text:p>
          </table:table-cell>
          <table:table-cell table:style-name="ce22" office:value-type="string">
            <text:p>sub chapter number(s) or sub assignment number(s)</text:p>
          </table:table-cell>
        </table:table-row>
        <table:table-row table:style-name="ro2">
          <table:table-cell table:style-name="ce27" office:value-type="string">
            <text:p>E</text:p>
          </table:table-cell>
          <table:table-cell table:style-name="ce28" table:formula="of:=['assignment-directory'.E1]" office:value-type="string">
            <text:p>count</text:p>
          </table:table-cell>
          <table:table-cell table:style-name="ce29" table:formula="of:=&quot;e.g. &quot;&amp;['assignment-directory'.E3]" office:value-type="string">
            <text:p>e.g. 6</text:p>
          </table:table-cell>
          <table:table-cell table:style-name="ce22" office:value-type="string">
            <text:p>number of items (eg assignments) in that sub section</text:p>
          </table:table-cell>
        </table:table-row>
        <table:table-row table:style-name="ro2">
          <table:table-cell table:style-name="ce27" office:value-type="string">
            <text:p>F</text:p>
          </table:table-cell>
          <table:table-cell table:style-name="ce28" table:formula="of:=['assignment-directory'.F1]" office:value-type="string">
            <text:p>page</text:p>
          </table:table-cell>
          <table:table-cell table:style-name="ce29" table:formula="of:=&quot;e.g. &quot;&amp;['assignment-directory'.F3]" office:value-type="string">
            <text:p>e.g. 14</text:p>
          </table:table-cell>
          <table:table-cell table:style-name="ce22" office:value-type="string">
            <text:p>page number</text:p>
          </table:table-cell>
        </table:table-row>
        <table:table-row table:style-name="ro2">
          <table:table-cell table:style-name="ce27" office:value-type="string">
            <text:p>G</text:p>
          </table:table-cell>
          <table:table-cell table:style-name="ce28" table:formula="of:=['assignment-directory'.G1]" office:value-type="string">
            <text:p>assignment</text:p>
          </table:table-cell>
          <table:table-cell table:style-name="ce29" table:formula="of:=&quot;e.g. &quot;&amp;['assignment-directory'.G3]" office:value-type="string">
            <text:p>e.g. 1</text:p>
          </table:table-cell>
          <table:table-cell table:style-name="ce22" office:value-type="string">
            <text:p>assignment number</text:p>
          </table:table-cell>
        </table:table-row>
        <table:table-row table:style-name="ro2">
          <table:table-cell table:style-name="ce27" office:value-type="string">
            <text:p>H</text:p>
          </table:table-cell>
          <table:table-cell table:style-name="ce28" table:formula="of:=['assignment-directory'.H1]" office:value-type="string">
            <text:p>icon</text:p>
          </table:table-cell>
          <table:table-cell table:style-name="ce29" table:formula="of:=&quot;e.g. &quot;&amp;['assignment-directory'.H3]" office:value-type="string">
            <text:p>e.g. B</text:p>
          </table:table-cell>
          <table:table-cell table:style-name="ce22" office:value-type="string">
            <text:p>type of icon: "S" page, "B" assignment, "Ci,Co" Check-In / Check-out</text:p>
          </table:table-cell>
        </table:table-row>
        <table:table-row table:style-name="ro2">
          <table:table-cell table:style-name="ce27" office:value-type="string">
            <text:p>I</text:p>
          </table:table-cell>
          <table:table-cell table:style-name="ce28" table:formula="of:=['assignment-directory'.I1]" office:value-type="string">
            <text:p>Heading</text:p>
          </table:table-cell>
          <table:table-cell table:style-name="ce29" table:formula="of:=&quot;e.g. &quot;&amp;['assignment-directory'.I3]" office:value-type="string">
            <text:p>e.g. Berechne!</text:p>
          </table:table-cell>
          <table:table-cell table:style-name="ce22" office:value-type="string">
            <text:p>Heading of the Chapter / Assignment</text:p>
          </table:table-cell>
        </table:table-row>
        <table:table-row table:style-name="ro2">
          <table:table-cell table:style-name="ce27" office:value-type="string">
            <text:p>J</text:p>
          </table:table-cell>
          <table:table-cell table:style-name="ce22" office:value-type="string">
            <text:p>use the tool.html from github.com/hammkl/byod to encode special characters from column I and put it in column J</text:p>
          </table:table-cell>
          <table:table-cell table:style-name="ce31"/>
        </table:table-row>
        <table:table-row table:style-name="ro2">
          <table:table-cell table:style-name="ce27" office:value-type="string">
            <text:p>K</text:p>
          </table:table-cell>
          <table:table-cell table:style-name="ce28" table:formula="of:=['assignment-directory'.K1]" office:value-type="string">
            <text:p>I</text:p>
          </table:table-cell>
          <table:table-cell table:style-name="ce29" table:formula="of:=&quot;e.g. &quot;&amp;['assignment-directory'.K3]" office:value-type="string">
            <text:p>e.g. 1</text:p>
          </table:table-cell>
          <table:table-cell table:style-name="ce22" table:formula="of:=&quot;add competency identifyer '&quot;&amp;[.B27]&amp;&quot;' e.g. from BiFie&quot;" office:value-type="string">
            <text:p>add competency identifyer 'I' e.g. from BiFie</text:p>
          </table:table-cell>
        </table:table-row>
        <table:table-row table:style-name="ro2">
          <table:table-cell table:style-name="ce27" office:value-type="string">
            <text:p>L</text:p>
          </table:table-cell>
          <table:table-cell table:style-name="ce28" table:formula="of:=['assignment-directory'.L1]" office:value-type="string">
            <text:p>H</text:p>
          </table:table-cell>
          <table:table-cell table:style-name="ce29" table:formula="of:=&quot;e.g. &quot;&amp;['assignment-directory'.L3]" office:value-type="string">
            <text:p>e.g. 3</text:p>
          </table:table-cell>
          <table:table-cell table:style-name="ce22" table:formula="of:=&quot;add competency identifyer '&quot;&amp;[.B28]&amp;&quot;' e.g. from BiFie&quot;" office:value-type="string">
            <text:p>add competency identifyer 'H' e.g. from BiFie</text:p>
          </table:table-cell>
        </table:table-row>
        <table:table-row table:style-name="ro2">
          <table:table-cell table:style-name="ce27" office:value-type="string">
            <text:p>M</text:p>
          </table:table-cell>
          <table:table-cell table:style-name="ce28" table:formula="of:=['assignment-directory'.M1]" office:value-type="string">
            <text:p>K</text:p>
          </table:table-cell>
          <table:table-cell table:style-name="ce29" table:formula="of:=&quot;e.g. &quot;&amp;['assignment-directory'.M3]" office:value-type="string">
            <text:p>e.g. g</text:p>
          </table:table-cell>
          <table:table-cell table:style-name="ce22" table:formula="of:=&quot;add competency identifyer '&quot;&amp;[.B29]&amp;&quot;' e.g. from BiFie&quot;" office:value-type="string">
            <text:p>add competency identifyer 'K' e.g. from BiFie</text:p>
          </table:table-cell>
        </table:table-row>
        <table:table-row table:style-name="ro2">
          <table:table-cell table:style-name="ce27" office:value-type="string">
            <text:p>N</text:p>
          </table:table-cell>
          <table:table-cell table:style-name="ce28" table:formula="of:=['assignment-directory'.N1]" office:value-type="string">
            <text:p>w</text:p>
          </table:table-cell>
          <table:table-cell table:style-name="ce29" table:formula="of:=&quot;e.g. &quot;&amp;['assignment-directory'.N3]" office:value-type="string">
            <text:p>e.g. 1</text:p>
          </table:table-cell>
          <table:table-cell table:style-name="ce22" table:formula="of:=&quot;add competency identifyer '&quot;&amp;[.B30]&amp;&quot;' e.g. from Webb&quot;" office:value-type="string">
            <text:p>add competency identifyer 'w' e.g. from Webb</text:p>
          </table:table-cell>
        </table:table-row>
        <table:table-row table:style-name="ro2">
          <table:table-cell table:style-name="ce27" office:value-type="string">
            <text:p>O</text:p>
          </table:table-cell>
          <table:table-cell table:style-name="ce28" table:formula="of:=['assignment-directory'.O1]" office:value-type="string">
            <text:p>id</text:p>
          </table:table-cell>
          <table:table-cell table:style-name="ce32" table:formula="of:=&quot;e.g. &quot;&amp;['assignment-directory'.O3]" office:value-type="string">
            <text:p>e.g. 1</text:p>
          </table:table-cell>
          <table:table-cell table:style-name="ce22" office:value-type="string">
            <text:p>some unique increment identifying number (formula)</text:p>
          </table:table-cell>
        </table:table-row>
        <table:table-row table:style-name="ro2">
          <table:table-cell table:style-name="ce27" office:value-type="string">
            <text:p>P</text:p>
          </table:table-cell>
          <table:table-cell table:style-name="ce28" table:formula="of:=['assignment-directory'.P1]" office:value-type="string">
            <text:p>FieldId</text:p>
          </table:table-cell>
          <table:table-cell table:style-name="ce32" table:formula="of:=&quot;e.g. &quot;&amp;['assignment-directory'.P3]" office:value-type="string">
            <text:p>e.g. 1</text:p>
          </table:table-cell>
          <table:table-cell table:style-name="ce22" table:formula="of:=&quot;unique increment identifyer considering '&quot;&amp;[.B21]&amp;&quot;' (formula)&quot;" office:value-type="string">
            <text:p>unique increment identifyer considering 'count' (formula)</text:p>
          </table:table-cell>
        </table:table-row>
        <table:table-row table:style-name="ro2">
          <table:table-cell table:style-name="ce27" office:value-type="string">
            <text:p>Q</text:p>
          </table:table-cell>
          <table:table-cell table:style-name="ce28" table:formula="of:=['assignment-directory'.Q1]" office:value-type="string">
            <text:p>Encode</text:p>
          </table:table-cell>
          <table:table-cell table:style-name="ce33" table:formula="of:=&quot;e.g. &quot;&amp;['assignment-directory'.Q3]" office:value-type="string">
            <text:p>e.g. Mathe1f141</text:p>
          </table:table-cell>
          <table:table-cell table:style-name="ce22" office:value-type="string">
            <text:p>random unique code, e.g. used with "Random Generator" Add-on</text:p>
          </table:table-cell>
        </table:table-row>
        <table:table-row table:style-name="ro2">
          <table:table-cell table:style-name="ce27" office:value-type="string">
            <text:p>R</text:p>
          </table:table-cell>
          <table:table-cell table:style-name="ce28" table:formula="of:=['assignment-directory'.R1]" office:value-type="string">
            <text:p>Quicklink</text:p>
          </table:table-cell>
          <table:table-cell table:style-name="ce32" table:formula="of:=&quot;e.g. &quot;&amp;['assignment-directory'.R3]" office:value-type="string">
            <text:p>e.g. B1</text:p>
          </table:table-cell>
          <table:table-cell table:style-name="ce22" office:value-type="string">
            <text:p>human readable quicklink (formula) short</text:p>
          </table:table-cell>
        </table:table-row>
        <table:table-row table:style-name="ro2">
          <table:table-cell table:style-name="ce27" office:value-type="string">
            <text:p>S</text:p>
          </table:table-cell>
          <table:table-cell table:style-name="ce28" table:formula="of:=['assignment-directory'.S1]" office:value-type="string">
            <text:p>QRcode</text:p>
          </table:table-cell>
          <table:table-cell table:style-name="ce32" table:formula="of:=&quot;e.g. &quot;&amp;['assignment-directory'.S3]" office:value-type="string">
            <text:p>e.g. yourdomain.at/qr/Mathe1f141</text:p>
          </table:table-cell>
          <table:table-cell table:style-name="ce22" office:value-type="string">
            <text:p>QRcode (formula)</text:p>
          </table:table-cell>
        </table:table-row>
        <table:table-row table:style-name="ro2">
          <table:table-cell table:style-name="ce27" office:value-type="string">
            <text:p>T</text:p>
          </table:table-cell>
          <table:table-cell table:style-name="ce28" table:formula="of:=['assignment-directory'.T1]" office:value-type="string">
            <text:p>Quicklink</text:p>
          </table:table-cell>
          <table:table-cell table:style-name="ce32" table:formula="of:=&quot;e.g. &quot;&amp;['assignment-directory'.T3]" office:value-type="string">
            <text:p>e.g. MatheB1</text:p>
          </table:table-cell>
          <table:table-cell table:style-name="ce22" office:value-type="string">
            <text:p>human readable quicklink (formula) full</text:p>
          </table:table-cell>
        </table:table-row>
        <table:table-row table:style-name="ro2">
          <table:table-cell table:style-name="ce27" office:value-type="string">
            <text:p>U</text:p>
          </table:table-cell>
          <table:table-cell table:style-name="ce28" table:formula="of:=['assignment-directory'.U1]" office:value-type="string">
            <text:p>Generator Link</text:p>
          </table:table-cell>
          <table:table-cell table:style-name="ce32" table:formula="of:=&quot;e.g. &quot;&amp;['assignment-directory'.U3]" office:value-type="string">
            <text:p>e.g. https://chart.googleapis.com/chart?cht=qr&amp;chld=H%7C1&amp;chs=512x512&amp;chl=yourdomain.at/qr/Mathe1f141</text:p>
          </table:table-cell>
          <table:table-cell table:style-name="ce22" office:value-type="string">
            <text:p>click this link to generate a printable QR code image (formla)</text:p>
          </table:table-cell>
        </table:table-row>
        <table:table-row table:style-name="ro2">
          <table:table-cell table:style-name="ce27" office:value-type="string">
            <text:p>V</text:p>
          </table:table-cell>
          <table:table-cell table:style-name="ce28" table:formula="of:=['assignment-directory'.V1]" office:value-type="string">
            <text:p>CSV data</text:p>
          </table:table-cell>
          <table:table-cell table:style-name="ce32" table:formula="of:=&quot;e.g. &quot;&amp;['assignment-directory'.V3]" office:value-type="string">
            <text:p>e.g. yourdomain.at/qr/Mathe1f141,yourdomain.at/quicklink/b1</text:p>
          </table:table-cell>
          <table:table-cell table:style-name="ce22" office:value-type="string">
            <text:p>CSV file row with QRcode and Quicklink for batch creation of printable codes</text:p>
          </table:table-cell>
        </table:table-row>
        <table:table-row table:style-name="ro2">
          <table:table-cell table:style-name="ce27" office:value-type="string">
            <text:p>W</text:p>
          </table:table-cell>
          <table:table-cell table:style-name="ce28" table:formula="of:=['assignment-directory'.W1]" office:value-type="string">
            <text:p>Rederect-Link</text:p>
          </table:table-cell>
          <table:table-cell table:style-name="ce34" table:formula="of:=&quot;e.g. &quot;&amp;['assignment-directory'.W3]" office:value-type="string">
            <text:p>e.g. </text:p>
          </table:table-cell>
          <table:table-cell table:style-name="ce22" office:value-type="string">
            <text:p>alternative target option</text:p>
          </table:table-cell>
        </table:table-row>
        <table:table-row table:style-name="ro2">
          <table:table-cell table:style-name="ce27" office:value-type="string">
            <text:p>X</text:p>
          </table:table-cell>
          <table:table-cell table:style-name="ce28" table:formula="of:=['assignment-directory'.X2]" office:value-type="string">
            <text:p>target</text:p>
          </table:table-cell>
          <table:table-cell table:style-name="ce32" table:formula="of:=&quot;e.g. &quot;&amp;['assignment-directory'.X3]" office:value-type="string">
            <text:p>e.g.  http://yourdomain.at/app/?enc=Mathe1f141&amp;typ=B&amp;book=Mathe&amp;capter=1&amp;sub=f&amp;page=14&amp;assign=1&amp;id=1&amp;quicklink=MatheB1&amp;fId=1&amp;fCount=6&amp;aTyp=INT&amp;aEnc=1:1831131316,2:1831131407,3:1831134232,4:930381640,5:1831129581,6:1831129547&amp;I=1&amp;H=3&amp;K=g&amp;w=1&amp;tutor=&amp;www=&amp;heading=Berechne!&amp;hint=</text:p>
          </table:table-cell>
          <table:table-cell table:style-name="ce22" table:formula="of:=&quot;target url for Apache webserver redirect directive &quot;&amp;[.B40]&amp;&quot; (formula)&quot;" office:value-type="string">
            <text:p>target url for Apache webserver redirect directive target (formula)</text:p>
          </table:table-cell>
        </table:table-row>
        <table:table-row table:style-name="ro2">
          <table:table-cell table:style-name="ce27" office:value-type="string">
            <text:p>Y</text:p>
          </table:table-cell>
          <table:table-cell table:style-name="ce28" table:formula="of:=['assignment-directory'.Y2]" office:value-type="string">
            <text:p>QRtags</text:p>
          </table:table-cell>
          <table:table-cell table:style-name="ce32" table:formula="of:=&quot;e.g. &quot;&amp;['assignment-directory'.Y3]" office:value-type="string">
            <text:p>e.g. Redirect /Mathe1f141 http://yourdomain.at/app/?enc=Mathe1f141&amp;typ=B&amp;book=Mathe&amp;capter=1&amp;sub=f&amp;page=14&amp;assign=1&amp;id=1&amp;quicklink=MatheB1&amp;fId=1&amp;fCount=6&amp;aTyp=INT&amp;aEnc=1:1831131316,2:1831131407,3:1831134232,4:930381640,5:1831129581,6:1831129547&amp;I=1&amp;H=3&amp;K=g&amp;w=1&amp;tutor=&amp;www=&amp;heading=Berechne!&amp;hint=</text:p>
          </table:table-cell>
          <table:table-cell table:formula="of:=&quot;.htaccess file row for Apache webserver redirect directive &quot;&amp;[.B40]&amp;&quot; (formula)&quot;" office:value-type="string">
            <text:p>.htaccess file row for Apache webserver redirect directive target (formula)</text:p>
          </table:table-cell>
        </table:table-row>
        <table:table-row table:style-name="ro2">
          <table:table-cell table:style-name="ce27" office:value-type="string">
            <text:p>Z</text:p>
          </table:table-cell>
          <table:table-cell table:style-name="ce28" table:formula="of:=['assignment-directory'.Z2]" office:value-type="string">
            <text:p>Quicklink FULL</text:p>
          </table:table-cell>
          <table:table-cell table:style-name="ce32" table:formula="of:=&quot;e.g. &quot;&amp;['assignment-directory'.Z3]" office:value-type="string">
            <text:p>e.g. Redirect /QLk0U8Zb.MatheB1 http://yourdomain.at/app/?enc=Mathe1f141&amp;typ=B&amp;book=Mathe&amp;capter=1&amp;sub=f&amp;page=14&amp;assign=1&amp;id=1&amp;quicklink=MatheB1&amp;fId=1&amp;fCount=6&amp;aTyp=INT&amp;aEnc=1:1831131316,2:1831131407,3:1831134232,4:930381640,5:1831129581,6:1831129547&amp;I=1&amp;H=3&amp;K=g&amp;w=1&amp;tutor=&amp;www=&amp;heading=Berechne!&amp;hint=</text:p>
          </table:table-cell>
          <table:table-cell table:formula="of:=&quot;.htaccess file row for Apache webserver redirect directive &quot;&amp;[.B41]&amp;&quot; (formula)&quot;" office:value-type="string">
            <text:p>.htaccess file row for Apache webserver redirect directive QRtags (formula)</text:p>
          </table:table-cell>
        </table:table-row>
        <table:table-row table:style-name="ro2">
          <table:table-cell table:style-name="ce27" office:value-type="string">
            <text:p>AA</text:p>
          </table:table-cell>
          <table:table-cell table:style-name="ce28" table:formula="of:=['assignment-directory'.AA2]" office:value-type="string">
            <text:p>Quicklinks SHORT</text:p>
          </table:table-cell>
          <table:table-cell table:style-name="ce32" table:formula="of:=&quot;e.g. &quot;&amp;['assignment-directory'.AA3]" office:value-type="string">
            <text:p>e.g. Redirect /B1 http://yourdomain.at/app/?enc=Mathe1f141&amp;typ=B&amp;book=Mathe&amp;capter=1&amp;sub=f&amp;page=14&amp;assign=1&amp;id=1&amp;quicklink=MatheB1&amp;fId=1&amp;fCount=6&amp;aTyp=INT&amp;aEnc=1:1831131316,2:1831131407,3:1831134232,4:930381640,5:1831129581,6:1831129547&amp;I=1&amp;H=3&amp;K=g&amp;w=1&amp;tutor=&amp;www=&amp;heading=Berechne!&amp;hint=</text:p>
          </table:table-cell>
          <table:table-cell table:formula="of:=&quot;.htaccess file row for Apache webserver redirect directive &quot;&amp;[.B42]&amp;&quot; (formula)&quot;" office:value-type="string">
            <text:p>.htaccess file row for Apache webserver redirect directive Quicklink FULL (formula)</text:p>
          </table:table-cell>
        </table:table-row>
        <table:table-row table:style-name="ro2">
          <table:table-cell table:style-name="ce22" office:value-type="string">
            <text:p>AE</text:p>
          </table:table-cell>
          <table:table-cell table:style-name="ce28" table:formula="of:=['assignment-directory'.AE1]" office:value-type="string">
            <text:p>Hint</text:p>
          </table:table-cell>
          <table:table-cell table:style-name="ce34" table:formula="of:=&quot;e.g. &quot;&amp;['assignment-directory'.AE3]" office:value-type="string">
            <text:p>e.g. </text:p>
          </table:table-cell>
          <table:table-cell table:style-name="ce22" table:formula="of:=&quot;cell reference to other '&quot;&amp;[.B$33]&amp;&quot;' (column '&quot;&amp;[.A$33]&amp;&quot;') for &quot;&amp;[.B44]" office:value-type="string">
            <text:p>cell reference to other 'Encode' (column 'Q') for Hint</text:p>
          </table:table-cell>
        </table:table-row>
        <table:table-row table:style-name="ro2">
          <table:table-cell table:style-name="ce22" office:value-type="string">
            <text:p>AF</text:p>
          </table:table-cell>
          <table:table-cell table:style-name="ce28" table:formula="of:=['assignment-directory'.AF1]" office:value-type="string">
            <text:p>Tutor</text:p>
          </table:table-cell>
          <table:table-cell table:style-name="ce34" table:formula="of:=&quot;e.g. &quot;&amp;['assignment-directory'.AF3]" office:value-type="string">
            <text:p>e.g. </text:p>
          </table:table-cell>
          <table:table-cell table:style-name="ce22" table:formula="of:=&quot;cell reference to other '&quot;&amp;[.B$33]&amp;&quot;' (column '&quot;&amp;[.A$33]&amp;&quot;') for &quot;&amp;[.B45]" office:value-type="string">
            <text:p>cell reference to other 'Encode' (column 'Q') for Tutor</text:p>
          </table:table-cell>
        </table:table-row>
        <table:table-row table:style-name="ro2">
          <table:table-cell table:style-name="ce22" office:value-type="string">
            <text:p>AG</text:p>
          </table:table-cell>
          <table:table-cell table:style-name="ce28" table:formula="of:=['assignment-directory'.AG1]" office:value-type="string">
            <text:p>Web</text:p>
          </table:table-cell>
          <table:table-cell table:style-name="ce34" table:formula="of:=&quot;e.g. &quot;&amp;['assignment-directory'.AG3]" office:value-type="string">
            <text:p>e.g. </text:p>
          </table:table-cell>
          <table:table-cell table:style-name="ce22" table:formula="of:=&quot;cell reference to other '&quot;&amp;[.B$33]&amp;&quot;' (column '&quot;&amp;[.A$33]&amp;&quot;') for &quot;&amp;[.B46]" office:value-type="string">
            <text:p>cell reference to other 'Encode' (column 'Q') for Web</text:p>
          </table:table-cell>
        </table:table-row>
        <table:table-row table:style-name="ro2">
          <table:table-cell table:style-name="ce22" office:value-type="string">
            <text:p>AH</text:p>
          </table:table-cell>
          <table:table-cell table:style-name="ce28" table:formula="of:=['assignment-directory'.AH1]" office:value-type="string">
            <text:p>Answers</text:p>
          </table:table-cell>
          <table:table-cell table:style-name="ce32" table:formula="of:=&quot;e.g. &quot;&amp;['assignment-directory'.AH3]" office:value-type="string">
            <text:p>e.g. 6;515;543;827;1653;376;363;;;;;;;;;;</text:p>
          </table:table-cell>
          <table:table-cell table:style-name="ce22" office:value-type="string">
            <text:p>List of correct answers (column AK ff)</text:p>
          </table:table-cell>
        </table:table-row>
        <table:table-row table:style-name="ro2">
          <table:table-cell table:style-name="ce22" office:value-type="string">
            <text:p>AI</text:p>
          </table:table-cell>
          <table:table-cell table:style-name="ce28" table:formula="of:=['assignment-directory'.AI1]" office:value-type="string">
            <text:p>Encoded Answer</text:p>
          </table:table-cell>
          <table:table-cell table:style-name="ce33" table:formula="of:=&quot;e.g. &quot;&amp;['assignment-directory'.AI3]" office:value-type="string">
            <text:p>e.g. 1:1831131316,2:1831131407,3:1831134232,4:930381640,5:1831129581,6:1831129547</text:p>
          </table:table-cell>
          <table:table-cell table:style-name="ce22" table:formula="of:=&quot;use tool.html to encode column '&quot;&amp;[.B47]&amp;&quot;' (copy&amp;paste)&quot;&quot;&quot;" office:value-type="string">
            <text:p>use tool.html to encode column 'Answers' (copy&amp;paste)"</text:p>
          </table:table-cell>
        </table:table-row>
        <table:table-row table:style-name="ro2">
          <table:table-cell table:style-name="ce22" office:value-type="string">
            <text:p>AJ</text:p>
          </table:table-cell>
          <table:table-cell table:style-name="ce28" table:formula="of:=['assignment-directory'.AJ1]" office:value-type="string">
            <text:p>TYP</text:p>
          </table:table-cell>
          <table:table-cell table:style-name="ce34" table:formula="of:=&quot;e.g. &quot;&amp;['assignment-directory'.AJ3]" office:value-type="string">
            <text:p>e.g. INT</text:p>
          </table:table-cell>
          <table:table-cell table:style-name="ce22" office:value-type="string">
            <text:p>type of answer: INT (integer value), TXT (text value), ...</text:p>
          </table:table-cell>
        </table:table-row>
        <table:table-row table:style-name="ro2">
          <table:table-cell table:style-name="ce22" office:value-type="string">
            <text:p>AK ff</text:p>
          </table:table-cell>
          <table:table-cell/>
          <table:table-cell table:formula="of:=&quot;results for each field, consider column '&quot;&amp;[.B21]&amp;&quot;' for placing correct answer(s)&quot;" office:value-type="string">
            <text:p>results for each field, consider column 'count' for placing correct answer(s)</text:p>
          </table:table-cell>
        </table:table-row>
      </table:table>
      <table:table table:name="assignment-directory" table:style-name="ta2" table:print="false">
        <office:forms form:automatic-focus="false" form:apply-design-mode="false"/>
        <table:table-column table:style-name="co7" table:default-cell-style-name="ce15" table:visibility="collap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6" table:default-cell-style-name="ce15" table:number-columns-repeated="6"/>
        <table:table-column table:style-name="co11" table:number-columns-repeated="4" table:default-cell-style-name="ce15"/>
        <table:table-column table:style-name="co12" table:default-cell-style-name="ce15"/>
        <table:table-column table:style-name="co6" table:default-cell-style-name="ce15" table:number-columns-repeated="241"/>
        <table:table-row table:style-name="ro2">
          <table:table-cell table:style-name="ce35" office:value-type="string">
            <text:p>comment</text:p>
          </table:table-cell>
          <table:table-cell table:style-name="ce36" office:value-type="string">
            <text:p>shortcut</text:p>
          </table:table-cell>
          <table:table-cell table:style-name="ce37" office:value-type="string">
            <text:p>chapter</text:p>
          </table:table-cell>
          <table:table-cell table:style-name="ce36" office:value-type="string">
            <text:p>sub</text:p>
          </table:table-cell>
          <table:table-cell table:style-name="ce36" office:value-type="string">
            <text:p>count</text:p>
          </table:table-cell>
          <table:table-cell table:style-name="ce36" office:value-type="string">
            <text:p>page</text:p>
          </table:table-cell>
          <table:table-cell table:style-name="ce36" office:value-type="string">
            <text:p>assignment</text:p>
          </table:table-cell>
          <table:table-cell table:style-name="ce36" office:value-type="string">
            <text:p>icon</text:p>
          </table:table-cell>
          <table:table-cell table:style-name="ce38" office:value-type="string">
            <text:p>Heading</text:p>
          </table:table-cell>
          <table:table-cell table:style-name="ce39" office:value-type="string">
            <text:p>Heading</text:p>
          </table:table-cell>
          <table:table-cell table:style-name="ce40" office:value-type="string">
            <text:p>I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K</text:p>
          </table:table-cell>
          <table:table-cell table:style-name="ce40" office:value-type="string">
            <text:p>w</text:p>
          </table:table-cell>
          <table:table-cell table:style-name="ce41" office:value-type="string">
            <text:p>id</text:p>
          </table:table-cell>
          <table:table-cell table:style-name="ce42" office:value-type="string">
            <text:p>FieldId</text:p>
          </table:table-cell>
          <table:table-cell table:style-name="ce43" office:value-type="string">
            <text:p>Encode</text:p>
          </table:table-cell>
          <table:table-cell table:style-name="ce35" office:value-type="string">
            <text:p>Quicklink</text:p>
          </table:table-cell>
          <table:table-cell table:style-name="ce35" office:value-type="string">
            <text:p>QRcode</text:p>
          </table:table-cell>
          <table:table-cell table:style-name="ce35" office:value-type="string">
            <text:p>Quicklink</text:p>
          </table:table-cell>
          <table:table-cell table:style-name="ce35" office:value-type="string">
            <text:p>Generator Link</text:p>
          </table:table-cell>
          <table:table-cell table:style-name="ce35" office:value-type="string">
            <text:p>CSV data</text:p>
          </table:table-cell>
          <table:table-cell table:style-name="ce44" office:value-type="string">
            <text:p>Rederect-Link</text:p>
          </table:table-cell>
          <table:table-cell table:style-name="ce35" office:value-type="string">
            <text:p>Redircet-Directive</text:p>
          </table:table-cell>
          <table:table-cell table:number-columns-repeated="3" table:style-name="ce45"/>
          <table:table-cell table:style-name="ce35" office:value-type="string">
            <text:p>Tags, CSV</text:p>
          </table:table-cell>
          <table:table-cell table:number-columns-repeated="2" table:style-name="ce46"/>
          <table:table-cell table:style-name="ce35" office:value-type="string">
            <text:p>Hint</text:p>
          </table:table-cell>
          <table:table-cell table:style-name="ce35" office:value-type="string">
            <text:p>Tutor</text:p>
          </table:table-cell>
          <table:table-cell table:style-name="ce35" office:value-type="string">
            <text:p>Web</text:p>
          </table:table-cell>
          <table:table-cell table:style-name="ce35" office:value-type="string">
            <text:p>Answers</text:p>
          </table:table-cell>
          <table:table-cell table:style-name="ce47" office:value-type="string">
            <text:p>Encoded Answer</text:p>
          </table:table-cell>
          <table:table-cell table:style-name="ce44" office:value-type="string">
            <text:p>TYP</text:p>
          </table:table-cell>
          <table:table-cell table:style-name="ce48" office:value-type="string">
            <text:p>Answer</text:p>
          </table:table-cell>
          <table:table-cell table:number-columns-repeated="15" table:style-name="ce49"/>
        </table:table-row>
        <table:table-row table:style-name="ro2">
          <table:table-cell table:style-name="ce50"/>
          <table:table-cell table:style-name="ce51"/>
          <table:table-cell table:style-name="ce52"/>
          <table:table-cell table:number-columns-repeated="6" table:style-name="ce51"/>
          <table:table-cell table:style-name="ce53" office:value-type="string">
            <text:p>use tool.html</text:p>
          </table:table-cell>
          <table:table-cell table:number-columns-repeated="4" table:style-name="ce51"/>
          <table:table-cell table:style-name="ce54"/>
          <table:table-cell table:style-name="ce55"/>
          <table:table-cell table:style-name="ce53" office:value-type="string">
            <text:p>use random generator</text:p>
          </table:table-cell>
          <table:table-cell table:style-name="ce46" office:value-type="string">
            <text:p>short</text:p>
          </table:table-cell>
          <table:table-cell table:style-name="ce56" table:formula="of:=[documentation.C10]" office:value-type="string" office:value="yourdomain.at/qr">
            <text:p><text:a xlink:href="http://yourdomain.at/qr">yourdomain.at/qr</text:a></text:p>
          </table:table-cell>
          <table:table-cell table:style-name="ce46" office:value-type="string">
            <text:p>full</text:p>
          </table:table-cell>
          <table:table-cell table:style-name="ce46"/>
          <table:table-cell table:style-name="ce56" table:formula="of:=[documentation.C11]" office:value-type="string" office:value="yourdomain.at/quicklink">
            <text:p><text:a xlink:href="http://yourdomain.at/quicklink">yourdomain.at/quicklink</text:a></text:p>
          </table:table-cell>
          <table:table-cell table:style-name="ce57" table:formula="of:=[documentation.C12]" office:value-type="string" office:value="yourdomain.at/app">
            <text:p><text:a xlink:href="http://yourdomain.at/app">yourdomain.at/app</text:a></text:p>
          </table:table-cell>
          <table:table-cell table:style-name="ce46" office:value-type="string">
            <text:p>target</text:p>
          </table:table-cell>
          <table:table-cell table:style-name="ce45" office:value-type="string">
            <text:p>QRtags</text:p>
          </table:table-cell>
          <table:table-cell table:style-name="ce45" office:value-type="string">
            <text:p>Quicklink FULL</text:p>
          </table:table-cell>
          <table:table-cell table:style-name="ce45" office:value-type="string">
            <text:p>Quicklinks SHORT</text:p>
          </table:table-cell>
          <table:table-cell table:style-name="ce58" office:value-type="string">
            <text:p>g</text:p>
          </table:table-cell>
          <table:table-cell table:style-name="ce58" office:value-type="string">
            <text:p>o</text:p>
          </table:table-cell>
          <table:table-cell table:style-name="ce58" office:value-type="string">
            <text:p>r</text:p>
          </table:table-cell>
          <table:table-cell table:style-name="ce59" office:value-type="string">
            <text:p>encode </text:p>
          </table:table-cell>
          <table:table-cell table:style-name="ce59" office:value-type="string">
            <text:p>encode</text:p>
          </table:table-cell>
          <table:table-cell table:style-name="ce59" office:value-type="string">
            <text:p>encode</text:p>
          </table:table-cell>
          <table:table-cell table:style-name="ce46"/>
          <table:table-cell table:style-name="ce60" office:value-type="string">
            <text:p>with tools.html manually</text:p>
          </table:table-cell>
          <table:table-cell table:style-name="ce51"/>
          <table:table-cell table:style-name="ce61" office:value-type="string">
            <text:p>1</text:p>
          </table:table-cell>
          <table:table-cell table:style-name="ce61" table:formula="of:=[.AK2]+1" office:value-type="string">
            <text:p>2</text:p>
          </table:table-cell>
          <table:table-cell table:style-name="ce61" table:formula="of:=[.AL2]+1" office:value-type="string">
            <text:p>3</text:p>
          </table:table-cell>
          <table:table-cell table:style-name="ce61" table:formula="of:=[.AM2]+1" office:value-type="string">
            <text:p>4</text:p>
          </table:table-cell>
          <table:table-cell table:style-name="ce61" table:formula="of:=[.AN2]+1" office:value-type="string">
            <text:p>5</text:p>
          </table:table-cell>
          <table:table-cell table:style-name="ce61" table:formula="of:=[.AO2]+1" office:value-type="string">
            <text:p>6</text:p>
          </table:table-cell>
          <table:table-cell table:style-name="ce61" table:formula="of:=[.AP2]+1" office:value-type="string">
            <text:p>7</text:p>
          </table:table-cell>
          <table:table-cell table:style-name="ce61" table:formula="of:=[.AQ2]+1" office:value-type="string">
            <text:p>8</text:p>
          </table:table-cell>
          <table:table-cell table:style-name="ce61" table:formula="of:=[.AR2]+1" office:value-type="string">
            <text:p>9</text:p>
          </table:table-cell>
          <table:table-cell table:style-name="ce61" table:formula="of:=[.AS2]+1" office:value-type="string">
            <text:p>10</text:p>
          </table:table-cell>
          <table:table-cell table:style-name="ce61" table:formula="of:=[.AT2]+1" office:value-type="string">
            <text:p>11</text:p>
          </table:table-cell>
          <table:table-cell table:style-name="ce61" table:formula="of:=[.AU2]+1" office:value-type="string">
            <text:p>12</text:p>
          </table:table-cell>
          <table:table-cell table:style-name="ce61" table:formula="of:=[.AV2]+1" office:value-type="string">
            <text:p>13</text:p>
          </table:table-cell>
          <table:table-cell table:style-name="ce61" table:formula="of:=[.AW2]+1" office:value-type="string">
            <text:p>14</text:p>
          </table:table-cell>
          <table:table-cell table:style-name="ce61" table:formula="of:=[.AX2]+1" office:value-type="string">
            <text:p>15</text:p>
          </table:table-cell>
          <table:table-cell table:style-name="ce61" table:formula="of:=[.AY2]+1" office:value-type="string">
            <text:p>16</text:p>
          </table:table-cell>
        </table:table-row>
        <table:table-row table:style-name="ro2">
          <table:table-cell table:style-name="ce50"/>
          <table:table-cell table:style-name="ce59" office:value-type="string">
            <text:p>Mathe</text:p>
          </table:table-cell>
          <table:table-cell table:style-name="ce52" office:value-type="string">
            <text:p>1</text:p>
          </table:table-cell>
          <table:table-cell table:style-name="ce51" office:value-type="string">
            <text:p>f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4">
            <text:p>14</text:p>
          </table:table-cell>
          <table:table-cell table:style-name="ce63" table:formula="of:=[.G2]+1" office:value-type="string">
            <text:p>1</text:p>
          </table:table-cell>
          <table:table-cell table:style-name="ce51" office:value-type="string">
            <text:p>B</text:p>
          </table:table-cell>
          <table:table-cell table:style-name="ce64" office:value-type="string">
            <text:p>Berechne!</text:p>
          </table:table-cell>
          <table:table-cell table:style-name="ce65" office:value-type="string">
            <text:p>Berechne!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3">
            <text:p>3</text:p>
          </table:table-cell>
          <table:table-cell table:style-name="ce66" office:value-type="string">
            <text:p>g</text:p>
          </table:table-cell>
          <table:table-cell table:style-name="ce66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style-name="ce68" table:formula="of:=IF([.E3]&gt;0;IF([.P2]=&quot;&quot;;1;[.E2]+[.P2]);&quot;&quot;)" office:value-type="string">
            <text:p>1</text:p>
          </table:table-cell>
          <table:table-cell table:style-name="ce69" table:formula="of:=[.B3]&amp;[.C3]&amp;[.D3]&amp;[.F3]&amp;[.G3]" office:value-type="string">
            <text:p>Mathe1f141</text:p>
          </table:table-cell>
          <table:table-cell table:style-name="ce70" table:formula="of:=IF([.H3]=&quot;B&quot;;[.H3]&amp;[.G3];IF([.H3]=&quot;S&quot;;[.H3]&amp;[.F3];IF([.H3]=&quot;T&quot;;[.H3]&amp;[.D3];IF(LEFT([.H3];1)=&quot;K&quot;;[.H3]&amp;[.C3];IF(LEFT([.H3];1)=&quot;C&quot;;[.H3]&amp;[.C3]&amp;[.D3];[.O3])))))" office:value-type="string">
            <text:p>B1</text:p>
          </table:table-cell>
          <table:table-cell table:style-name="ce71" table:formula="of:=[.S$2]&amp;&quot;/&quot;&amp;[.Q3]" office:value-type="string" office:value="yourdomain.at/qr/Mathe1f141">
            <text:p><text:a xlink:href="http://yourdomain.at/qr/Mathe1f141">yourdomain.at/qr/Mathe1f141</text:a></text:p>
          </table:table-cell>
          <table:table-cell table:style-name="ce46" table:formula="of:=[.B3]&amp;[.R3]" office:value-type="string">
            <text:p>MatheB1</text:p>
          </table:table-cell>
          <table:table-cell table:style-name="ce72" table:formula="of:=&quot;https://chart.googleapis.com/chart?cht=qr&amp;chld=H%7C1&amp;chs=512x512&amp;chl=&quot;&amp;[.S3]" office:value-type="string" office:value="https://chart.googleapis.com/chart?cht=qr&amp;chld=H%7C1&amp;chs=512x512&amp;chl=yourdomain.at/qr/Mathe1f141">
            <text:p><text:a xlink:href="https://chart.googleapis.com/chart?cht=qr&amp;chld=H|1&amp;chs=512x512&amp;chl=yourdomain.at/qr/Mathe1f141">https://chart.googleapis.com/chart?cht=qr&amp;chld=H%7C1&amp;chs=512x512&amp;chl=yourdomain.at/qr/Mathe1f141</text:a></text:p>
          </table:table-cell>
          <table:table-cell table:style-name="ce72" table:formula="of:=[.S3]&amp;&quot;,&quot;&amp;LOWER([.$V$2]&amp;&quot;/&quot;&amp;[.R3])" office:value-type="string" office:value="yourdomain.at/qr/Mathe1f141,yourdomain.at/quicklink/b1">
            <text:p><text:a xlink:href="http://yourdomain.at/qr/Mathe1f141,yourdomain.at/quicklink/b1">yourdomain.at/qr/Mathe1f141,yourdomain.at/quicklink/b1</text:a></text:p>
          </table:table-cell>
          <table:table-cell table:style-name="ce51"/>
          <table:table-cell table:style-name="ce72" table:formula="of:=IF([.Q3]=&quot;&quot;;&quot;&quot;;IF([.W3]=&quot;&quot;;&quot; http://&quot;&amp;[.$W$2]&amp;&quot;/?enc=&quot;&amp;[.Q3]&amp;&quot;&amp;typ=&quot;&amp;[.H3]&amp;&quot;&amp;book=&quot;&amp;[.B3]&amp;&quot;&amp;capter=&quot;&amp;[.C3]&amp;&quot;&amp;sub=&quot;&amp;[.D3]&amp;&quot;&amp;page=&quot;&amp;[.F3]&amp;&quot;&amp;assign=&quot;&amp;[.G3]&amp;&quot;&amp;id=&quot;&amp;[.O3]&amp;&quot;&amp;quicklink=&quot;&amp;[.T3]&amp;&quot;&amp;fId=&quot;&amp;[.P3]&amp;&quot;&amp;fCount=&quot;&amp;[.E3]&amp;&quot;&amp;aTyp=&quot;&amp;[.AJ3]&amp;&quot;&amp;aEnc=&quot;&amp;[.AI3]&amp;&quot;&amp;I=&quot;&amp;[.K3]&amp;&quot;&amp;H=&quot;&amp;[.L3]&amp;&quot;&amp;K=&quot;&amp;[.M3]&amp;&quot;&amp;w=&quot;&amp;[.N3]&amp;&quot;&amp;tutor=&quot;&amp;[.AF3]&amp;&quot;&amp;www=&quot;&amp;[.AG3]&amp;&quot;&amp;heading=&quot;&amp;[.J3]&amp;&quot;&amp;hint=&quot;&amp;[.AE3];&quot; &quot;&amp;[.W3]))" office:value-type="string" office:value=" http://yourdomain.at/app/?enc=Mathe1f141&amp;typ=B&amp;book=Mathe&amp;capter=1&amp;sub=f&amp;page=14&amp;assign=1&amp;id=1&amp;quicklink=MatheB1&amp;fId=1&amp;fCount=6&amp;aTyp=INT&amp;aEnc=1:1831131316,2:1831131407,3:1831134232,4:930381640,5:1831129581,6:1831129547&amp;I=1&amp;H=3&amp;K=g&amp;w=1&amp;tutor=&amp;www=&amp;heading=Berechne!&amp;hint=">
            <text:p><text:a xlink:href="http://yourdomain.at/app/?enc=Mathe1f141&amp;typ=B&amp;book=Mathe&amp;capter=1&amp;sub=f&amp;page=14&amp;assign=1&amp;id=1&amp;quicklink=MatheB1&amp;fId=1&amp;fCount=6&amp;aTyp=INT&amp;aEnc=1:1831131316,2:1831131407,3:1831134232,4:930381640,5:1831129581,6:1831129547&amp;I=1&amp;H=3&amp;K=g&amp;w=1&amp;tutor=&amp;www=&amp;heading=Berechne!&amp;hint="> http://yourdomain.at/app/?enc=Mathe1f141&amp;typ=B&amp;book=Mathe&amp;capter=1&amp;sub=f&amp;page=14&amp;assign=1&amp;id=1&amp;quicklink=MatheB1&amp;fId=1&amp;fCount=6&amp;aTyp=INT&amp;aEnc=1:1831131316,2:1831131407,3:1831134232,4:930381640,5:1831129581,6:1831129547&amp;I=1&amp;H=3&amp;K=g&amp;w=1&amp;tutor=&amp;www=&amp;heading=Berechne!&amp;hint=</text:a></text:p>
          </table:table-cell>
          <table:table-cell table:style-name="ce45" table:formula="of:=IF([.X3]&lt;&gt;&quot;&quot;;&quot;Redirect /&quot;&amp;[.Q3]&amp;[.X3];&quot;&quot;)" office:value-type="string">
            <text:p>Redirect /Mathe1f141 http://yourdomain.at/app/?enc=Mathe1f141&amp;typ=B&amp;book=Mathe&amp;capter=1&amp;sub=f&amp;page=14&amp;assign=1&amp;id=1&amp;quicklink=MatheB1&amp;fId=1&amp;fCount=6&amp;aTyp=INT&amp;aEnc=1:1831131316,2:1831131407,3:1831134232,4:930381640,5:1831129581,6:1831129547&amp;I=1&amp;H=3&amp;K=g&amp;w=1&amp;tutor=&amp;www=&amp;heading=Berechne!&amp;hint=</text:p>
          </table:table-cell>
          <table:table-cell table:style-name="ce45" table:formula="of:=IF([.X3]&lt;&gt;&quot;&quot;;&quot;Redirect /QLk0U8Zb.&quot;&amp;[.T3]&amp;[.X3];&quot;&quot;)" office:value-type="string">
            <text:p>Redirect /QLk0U8Zb.MatheB1 http://yourdomain.at/app/?enc=Mathe1f141&amp;typ=B&amp;book=Mathe&amp;capter=1&amp;sub=f&amp;page=14&amp;assign=1&amp;id=1&amp;quicklink=MatheB1&amp;fId=1&amp;fCount=6&amp;aTyp=INT&amp;aEnc=1:1831131316,2:1831131407,3:1831134232,4:930381640,5:1831129581,6:1831129547&amp;I=1&amp;H=3&amp;K=g&amp;w=1&amp;tutor=&amp;www=&amp;heading=Berechne!&amp;hint=</text:p>
          </table:table-cell>
          <table:table-cell table:style-name="ce45" table:formula="of:=IF([.Y3]&lt;&gt;&quot;&quot;;&quot;Redirect /&quot;&amp;[.R3]&amp;[.X3];&quot;&quot;)" office:value-type="string">
            <text:p>Redirect /B1 http://yourdomain.at/app/?enc=Mathe1f141&amp;typ=B&amp;book=Mathe&amp;capter=1&amp;sub=f&amp;page=14&amp;assign=1&amp;id=1&amp;quicklink=MatheB1&amp;fId=1&amp;fCount=6&amp;aTyp=INT&amp;aEnc=1:1831131316,2:1831131407,3:1831134232,4:930381640,5:1831129581,6:1831129547&amp;I=1&amp;H=3&amp;K=g&amp;w=1&amp;tutor=&amp;www=&amp;heading=Berechne!&amp;hint=</text:p>
          </table:table-cell>
          <table:table-cell table:style-name="ce73" table:formula="of:=IF([.AB$2]=[.$M3];[.$V3];&quot;&quot;)" office:value-type="string" office:value="yourdomain.at/qr/Mathe1f141,yourdomain.at/quicklink/b1">
            <text:p><text:a xlink:href="http://yourdomain.at/qr/Mathe1f141,yourdomain.at/quicklink/b1">yourdomain.at/qr/Mathe1f141,yourdomain.at/quicklink/b1</text:a></text:p>
          </table:table-cell>
          <table:table-cell table:style-name="ce58" table:formula="of:=IF([.AC$2]=[.$M3];[.$V3];&quot;&quot;)" office:value-type="string">
            <text:p/>
          </table:table-cell>
          <table:table-cell table:style-name="ce58" table:formula="of:=IF([.AD$2]=[.$M3];[.$V3];&quot;&quot;)" office:value-type="string">
            <text:p/>
          </table:table-cell>
          <table:table-cell table:number-columns-repeated="3" table:style-name="ce51"/>
          <table:table-cell table:style-name="ce46" table:formula="of:=IF([.E3]&gt;0;[.E3]&amp;&quot;;&quot;&amp;[.AK3]&amp;&quot;;&quot;&amp;[.AL3]&amp;&quot;;&quot;&amp;[.AM3]&amp;&quot;;&quot;&amp;[.AN3]&amp;&quot;;&quot;&amp;[.AO3]&amp;&quot;;&quot;&amp;[.AP3]&amp;&quot;;&quot;&amp;[.AQ3]&amp;&quot;;&quot;&amp;[.AR3]&amp;&quot;;&quot;&amp;[.AS3]&amp;&quot;;&quot;&amp;[.AT3]&amp;&quot;;&quot;&amp;[.AU3]&amp;&quot;;&quot;&amp;[.AV3]&amp;&quot;;&quot;&amp;[.AW3]&amp;&quot;;&quot;&amp;[.AX3]&amp;&quot;;&quot;&amp;[.AY3]&amp;&quot;;&quot;&amp;[.AZ3];&quot;&quot;)" office:value-type="string">
            <text:p>6;515;543;827;1653;376;363;;;;;;;;;;</text:p>
          </table:table-cell>
          <table:table-cell table:style-name="ce60" office:value-type="string">
            <text:p>1:1831131316,2:1831131407,3:1831134232,4:930381640,5:1831129581,6:1831129547</text:p>
          </table:table-cell>
          <table:table-cell table:style-name="ce51" office:value-type="string">
            <text:p>INT</text:p>
          </table:table-cell>
          <table:table-cell table:style-name="ce61" table:formula="of:=204+311" office:value-type="string">
            <text:p>515</text:p>
          </table:table-cell>
          <table:table-cell table:style-name="ce61" table:formula="of:=418+125" office:value-type="string">
            <text:p>543</text:p>
          </table:table-cell>
          <table:table-cell table:style-name="ce61" table:formula="of:=328+499" office:value-type="string">
            <text:p>827</text:p>
          </table:table-cell>
          <table:table-cell table:style-name="ce61" table:formula="of:=766+887" office:value-type="string">
            <text:p>1653</text:p>
          </table:table-cell>
          <table:table-cell table:style-name="ce61" table:formula="of:=344+32" office:value-type="string">
            <text:p>376</text:p>
          </table:table-cell>
          <table:table-cell table:style-name="ce61" table:formula="of:=265+98" office:value-type="string">
            <text:p>363</text:p>
          </table:table-cell>
          <table:table-cell table:number-columns-repeated="10" table:style-name="ce61"/>
        </table:table-row>
        <table:table-row table:style-name="ro2">
          <table:table-cell/>
          <table:table-cell table:style-name="ce51"/>
          <table:table-cell table:style-name="ce52"/>
          <table:table-cell table:number-columns-repeated="2" table:style-name="ce51"/>
          <table:table-cell table:style-name="ce62"/>
          <table:table-cell table:number-columns-repeated="2" table:style-name="ce51"/>
          <table:table-cell table:style-name="ce64"/>
          <table:table-cell table:style-name="ce65"/>
          <table:table-cell table:style-name="ce66"/>
          <table:table-cell table:number-columns-repeated="3" table:style-name="ce51"/>
          <table:table-cell table:style-name="ce74" table:formula="of:=[.O3]+1" office:value-type="string">
            <text:p>2</text:p>
          </table:table-cell>
          <table:table-cell table:style-name="ce75" table:formula="of:=[.P3]+1" office:value-type="string">
            <text:p>2</text:p>
          </table:table-cell>
          <table:table-cell table:style-name="ce69" table:formula="of:=[.B4]&amp;[.C4]&amp;[.D4]&amp;[.F4]&amp;[.G4]" office:value-type="string">
            <text:p/>
          </table:table-cell>
          <table:table-cell table:style-name="ce76" table:formula="of:=IF([.H4]=&quot;B&quot;;[.H4]&amp;[.G4];IF([.H4]=&quot;S&quot;;[.H4]&amp;[.F4];IF([.H4]=&quot;T&quot;;[.H4]&amp;[.D4];IF(LEFT([.H4];1)=&quot;K&quot;;[.H4]&amp;[.C4];IF(LEFT([.H4];1)=&quot;C&quot;;[.H4]&amp;[.C4]&amp;[.D4];[.O4])))))" office:value-type="string">
            <text:p>2</text:p>
          </table:table-cell>
          <table:table-cell table:style-name="ce71" table:formula="of:=[.S$2]&amp;&quot;/&quot;&amp;[.Q4]" office:value-type="string" office:value="yourdomain.at/qr/">
            <text:p><text:a xlink:href="http://yourdomain.at/qr/">yourdomain.at/qr/</text:a></text:p>
          </table:table-cell>
          <table:table-cell table:style-name="ce46" table:formula="of:=[.B4]&amp;[.R4]" office:value-type="string">
            <text:p>2</text:p>
          </table:table-cell>
          <table:table-cell table:style-name="ce72" table:formula="of:=&quot;https://chart.googleapis.com/chart?cht=qr&amp;chld=L%7C0&amp;chs=512x512&amp;chl=&quot;&amp;[.S4]" office:value-type="string" office:value="https://chart.googleapis.com/chart?cht=qr&amp;chld=L%7C0&amp;chs=512x512&amp;chl=yourdomain.at/qr/">
            <text:p><text:a xlink:href="https://chart.googleapis.com/chart?cht=qr&amp;chld=L|0&amp;chs=512x512&amp;chl=yourdomain.at/qr/">https://chart.googleapis.com/chart?cht=qr&amp;chld=L%7C0&amp;chs=512x512&amp;chl=yourdomain.at/qr/</text:a></text:p>
          </table:table-cell>
          <table:table-cell table:style-name="ce72" table:formula="of:=[.S4]&amp;&quot;,&quot;&amp;LOWER([.$W$2]&amp;&quot;/&quot;&amp;[.R4])" office:value-type="string" office:value="yourdomain.at/qr/,yourdomain.at/app/2">
            <text:p><text:a xlink:href="http://yourdomain.at/qr/,yourdomain.at/app/2">yourdomain.at/qr/,yourdomain.at/app/2</text:a></text:p>
          </table:table-cell>
          <table:table-cell table:style-name="ce51"/>
          <table:table-cell table:style-name="ce46" table:formula="of:=IF([.Q4]=&quot;&quot;;&quot;&quot;;IF([.W4]=&quot;&quot;;&quot; http://&quot;&amp;[.$X$2]&amp;&quot;/?enc=&quot;&amp;[.Q4]&amp;&quot;&amp;typ=&quot;&amp;[.H4]&amp;&quot;&amp;book=&quot;&amp;[.B4]&amp;&quot;&amp;capter=&quot;&amp;[.C4]&amp;&quot;&amp;sub=&quot;&amp;[.D4]&amp;&quot;&amp;page=&quot;&amp;[.F4]&amp;&quot;&amp;assign=&quot;&amp;[.G4]&amp;&quot;&amp;id=&quot;&amp;[.O4]&amp;&quot;&amp;quicklink=&quot;&amp;[.T4]&amp;&quot;&amp;fId=&quot;&amp;[.P4]&amp;&quot;&amp;fCount=&quot;&amp;[.E4]&amp;&quot;&amp;aTyp=&quot;&amp;[.AJ4]&amp;&quot;&amp;aEnc=&quot;&amp;[.AI4]&amp;&quot;&amp;I=&quot;&amp;[.K4]&amp;&quot;&amp;H=&quot;&amp;[.L4]&amp;&quot;&amp;K=&quot;&amp;[.M4]&amp;&quot;&amp;w=&quot;&amp;[.N4]&amp;&quot;&amp;tutor=&quot;&amp;[.AF4]&amp;&quot;&amp;www=&quot;&amp;[.AG4]&amp;&quot;&amp;heading=&quot;&amp;[.J4]&amp;&quot;&amp;hint=&quot;&amp;[.AE4];&quot; &quot;&amp;[.W4]))" office:value-type="string">
            <text:p/>
          </table:table-cell>
          <table:table-cell table:style-name="ce45" table:formula="of:=IF([.X4]&lt;&gt;&quot;&quot;;&quot;Redirect /&quot;&amp;[.Q4]&amp;[.X4];&quot;&quot;)" office:value-type="string">
            <text:p/>
          </table:table-cell>
          <table:table-cell table:style-name="ce45" table:formula="of:=IF([.X4]&lt;&gt;&quot;&quot;;&quot;Redirect /QLk0U8Zb.&quot;&amp;[.T4]&amp;[.X4];&quot;&quot;)" office:value-type="string">
            <text:p/>
          </table:table-cell>
          <table:table-cell table:style-name="ce45" table:formula="of:=IF([.Y4]&lt;&gt;&quot;&quot;;&quot;Redirect /&quot;&amp;[.R4]&amp;[.X4];&quot;&quot;)" office:value-type="string">
            <text:p/>
          </table:table-cell>
          <table:table-cell table:style-name="ce58" table:formula="of:=IF([.AB$2]=[.$N4];[.$W4];&quot;&quot;)" office:value-type="string">
            <text:p/>
          </table:table-cell>
          <table:table-cell table:style-name="ce58" table:formula="of:=IF([.AC$2]=[.$N4];[.$W4];&quot;&quot;)" office:value-type="string">
            <text:p/>
          </table:table-cell>
          <table:table-cell table:style-name="ce58" table:formula="of:=IF([.AD$2]=[.$N4];[.$W4];&quot;&quot;)" office:value-type="string">
            <text:p/>
          </table:table-cell>
          <table:table-cell table:number-columns-repeated="3" table:style-name="ce51"/>
          <table:table-cell table:style-name="ce46" table:formula="of:=IF([.E4]&gt;0;[.E4]&amp;&quot;;&quot;&amp;[.AK4]&amp;&quot;;&quot;&amp;[.AL4]&amp;&quot;;&quot;&amp;[.AM4]&amp;&quot;;&quot;&amp;[.AN4]&amp;&quot;;&quot;&amp;[.AO4]&amp;&quot;;&quot;&amp;[.AP4]&amp;&quot;;&quot;&amp;[.AQ4]&amp;&quot;;&quot;&amp;[.AR4]&amp;&quot;;&quot;&amp;[.AS4]&amp;&quot;;&quot;&amp;[.AT4]&amp;&quot;;&quot;&amp;[.AU4]&amp;&quot;;&quot;&amp;[.AV4]&amp;&quot;;&quot;&amp;[.AW4]&amp;&quot;;&quot;&amp;[.AX4]&amp;&quot;;&quot;&amp;[.AY4]&amp;&quot;;&quot;&amp;[.AZ4];&quot;&quot;)" office:value-type="string">
            <text:p/>
          </table:table-cell>
          <table:table-cell table:style-name="ce60"/>
          <table:table-cell table:style-name="ce51"/>
          <table:table-cell table:number-columns-repeated="16" table:style-name="ce61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  <table:table-row table:style-name="ro2">
          <table:table-cell table:number-columns-repeated="9"/>
          <table:table-cell table:style-name="ce31"/>
          <table:table-cell table:number-columns-repeated="6"/>
          <table:table-cell table:style-name="ce31"/>
          <table:table-cell table:number-columns-repeated="17"/>
          <table:table-cell table:style-name="ce7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ocumentation" style:display-name="PageStyle_document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ssignment-directory" style:display-name="PageStyle_assignment-directory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